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9.62mm"/>
    </style:style>
    <style:style style:name="co2" style:family="table-column">
      <style:table-column-properties fo:break-before="auto" style:column-width="98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5.79mm" fo:break-before="auto" style:use-optimal-row-height="false"/>
    </style:style>
    <style:style style:name="ro2" style:family="table-row">
      <style:table-row-properties style:row-height="20.7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1022" table:default-cell-style-name="ce3"/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Versión 2.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Mar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tivos asociados</text:p>
          </table:table-cell>
          <table:table-cell office:value-type="string" calcext:value-type="string">
            <text:p>Calcular nómin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quisitos asociados</text:p>
          </table:table-cell>
          <table:table-cell office:value-type="string" calcext:value-type="string">
            <text:p>-Secretario para realizar cálculos.</text:p>
            <text:p>-Datos del emplead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El sistema solicita a un secretario los datos de un empleado para calcular su respectiva nómina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recondición</text:p>
          </table:table-cell>
          <table:table-cell office:value-type="string" calcext:value-type="string">
            <text:p>El secretario debe identificarse.</text:p>
            <text:p>El empleado debe estar registrado, haber trabajado al menos una hora y tener asignado un salario para que el cálculo sea posibl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uencia norm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cepc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ostcondició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mporta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genci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entario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15:53:29.963000000</meta:creation-date>
    <dc:date>2020-01-24T16:31:05.710000000</dc:date>
    <meta:editing-duration>PT3M34S</meta:editing-duration>
    <meta:editing-cycles>1</meta:editing-cycles>
    <meta:document-statistic meta:table-count="1" meta:cell-count="18" meta:object-count="0"/>
    <meta:generator>LibreOffice/6.1.6.3$Windows_X86_64 LibreOffice_project/5896ab1714085361c45cf540f76f60673dd96a72</meta:generator>
  </office:meta>
</office:document-meta>
</file>